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/>
    </style:style>
    <style:style style:name="P2" style:parent-style-name="Παράγραφοςλίστας" style:list-style-name="LFO1" style:family="paragraph"/>
    <style:style style:name="T3" style:parent-style-name="Προεπιλεγμένηγραμματοσειρά" style:family="text">
      <style:text-properties fo:language="en" fo:country="US"/>
    </style:style>
    <style:style style:name="P4" style:parent-style-name="Παράγραφοςλίστας" style:list-style-name="LFO1" style:family="paragraph"/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P9" style:parent-style-name="Παράγραφοςλίστας" style:list-style-name="LFO1" style:family="paragraph"/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P14" style:parent-style-name="Παράγραφοςλίστας" style:list-style-name="LFO1" style:family="paragraph"/>
    <style:style style:name="P15" style:parent-style-name="Παράγραφοςλίστας" style:list-style-name="LFO1" style:family="paragraph"/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P19" style:parent-style-name="Παράγραφοςλίστας" style:list-style-name="LFO1" style:family="paragraph"/>
    <style:style style:name="T20" style:parent-style-name="Προεπιλεγμένηγραμματοσειρά" style:family="text">
      <style:text-properties fo:language="en" fo:country="US"/>
    </style:style>
    <style:style style:name="T21" style:parent-style-name="Προεπιλεγμένηγραμματοσειρά" style:family="text">
      <style:text-properties fo:language="en" fo:country="US"/>
    </style:style>
    <style:style style:name="P22" style:parent-style-name="Παράγραφοςλίστας" style:list-style-name="LFO1" style:family="paragraph"/>
    <style:style style:name="P23" style:parent-style-name="Παράγραφοςλίστας" style:list-style-name="LFO1" style:family="paragraph"/>
    <style:style style:name="P24" style:parent-style-name="Παράγραφοςλίστας" style:list-style-name="LFO1" style:family="paragraph"/>
    <style:style style:name="T25" style:parent-style-name="Προεπιλεγμένηγραμματοσειρά" style:family="text">
      <style:text-properties fo:language="en" fo:country="US"/>
    </style:style>
    <style:style style:name="P26" style:parent-style-name="Παράγραφοςλίστας" style:list-style-name="LFO3" style:family="paragraph"/>
    <style:style style:name="P27" style:parent-style-name="Παράγραφοςλίστας" style:list-style-name="LFO3" style:family="paragraph"/>
    <style:style style:name="P28" style:parent-style-name="Παράγραφοςλίστας" style:list-style-name="LFO1" style:family="paragraph"/>
    <style:style style:name="P29" style:parent-style-name="Παράγραφοςλίστας" style:list-style-name="LFO1" style:family="paragraph"/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  <style:style style:name="P32" style:parent-style-name="Παράγραφοςλίστας" style:list-style-name="LFO1" style:family="paragraph"/>
    <style:style style:name="P33" style:parent-style-name="Παράγραφοςλίστας" style:list-style-name="LFO1" style:family="paragraph"/>
    <style:style style:name="P34" style:parent-style-name="Παράγραφοςλίστας" style:list-style-name="LFO1" style:family="paragraph"/>
    <style:style style:name="T35" style:parent-style-name="Προεπιλεγμένηγραμματοσειρά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P37" style:parent-style-name="Παράγραφοςλίστας" style:list-style-name="LFO1" style:family="paragraph"/>
    <style:style style:name="T38" style:parent-style-name="Προεπιλεγμένηγραμματοσειρά" style:family="text">
      <style:text-properties fo:language="en" fo:country="US"/>
    </style:style>
    <style:style style:name="T39" style:parent-style-name="Προεπιλεγμένηγραμματοσειρά" style:family="text">
      <style:text-properties fo:language="en" fo:country="US"/>
    </style:style>
    <style:style style:name="T40" style:parent-style-name="Προεπιλεγμένηγραμματοσειρά" style:family="text">
      <style:text-properties fo:language="en" fo:country="US"/>
    </style:style>
    <style:style style:name="T41" style:parent-style-name="Προεπιλεγμένηγραμματοσειρά" style:family="text">
      <style:text-properties fo:language="en" fo:country="US"/>
    </style:style>
    <style:style style:name="P42" style:parent-style-name="Παράγραφοςλίστας" style:list-style-name="LFO1" style:family="paragraph"/>
    <style:style style:name="T43" style:parent-style-name="Προεπιλεγμένηγραμματοσειρά" style:family="text">
      <style:text-properties fo:language="en" fo:country="US"/>
    </style:style>
    <style:style style:name="T44" style:parent-style-name="Προεπιλεγμένηγραμματοσειρά" style:family="text">
      <style:text-properties fo:language="en" fo:country="US"/>
    </style:style>
    <style:style style:name="P45" style:parent-style-name="Παράγραφοςλίστας" style:list-style-name="LFO1" style:family="paragraph"/>
    <style:style style:name="T46" style:parent-style-name="Προεπιλεγμένηγραμματοσειρά" style:family="text">
      <style:text-properties fo:language="en" fo:country="US"/>
    </style:style>
    <style:style style:name="P47" style:parent-style-name="Παράγραφοςλίστας" style:list-style-name="LFO1" style:family="paragraph"/>
    <style:style style:name="T48" style:parent-style-name="Προεπιλεγμένηγραμματοσειρά" style:family="text">
      <style:text-properties fo:language="en" fo:country="US"/>
    </style:style>
    <style:style style:name="T49" style:parent-style-name="Προεπιλεγμένηγραμματοσειρά" style:family="text">
      <style:text-properties fo:language="en" fo:country="US"/>
    </style:style>
    <style:style style:name="P50" style:parent-style-name="Παράγραφοςλίστας" style:list-style-name="LFO1" style:family="paragraph"/>
    <style:style style:name="P51" style:parent-style-name="Παράγραφοςλίστας" style:list-style-name="LFO1" style:family="paragraph"/>
    <style:style style:name="P52" style:parent-style-name="Παράγραφοςλίστας" style:list-style-name="LFO1" style:family="paragraph"/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P55" style:parent-style-name="Παράγραφοςλίστας" style:list-style-name="LFO1" style:family="paragraph"/>
    <style:style style:name="T56" style:parent-style-name="Προεπιλεγμένηγραμματοσειρά" style:family="text">
      <style:text-properties fo:language="en" fo:country="US"/>
    </style:style>
    <style:style style:name="T57" style:parent-style-name="Προεπιλεγμένηγραμματοσειρά" style:family="text">
      <style:text-properties fo:language="en" fo:country="US"/>
    </style:style>
    <style:style style:name="P58" style:parent-style-name="Παράγραφοςλίστας" style:list-style-name="LFO1" style:family="paragraph"/>
    <style:style style:name="T59" style:parent-style-name="Προεπιλεγμένηγραμματοσειρά" style:family="text">
      <style:text-properties fo:language="en" fo:country="US"/>
    </style:style>
    <style:style style:name="P60" style:parent-style-name="Παράγραφοςλίστας" style:list-style-name="LFO1" style:family="paragraph"/>
    <style:style style:name="P61" style:parent-style-name="Παράγραφοςλίστας" style:list-style-name="LFO1" style:family="paragraph"/>
    <style:style style:name="P62" style:parent-style-name="Παράγραφοςλίστας" style:list-style-name="LFO1" style:family="paragraph"/>
    <style:style style:name="P63" style:parent-style-name="Παράγραφοςλίστας" style:list-style-name="LFO1" style:family="paragraph"/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P66" style:parent-style-name="Παράγραφοςλίστας" style:list-style-name="LFO1" style:family="paragraph"/>
    <style:style style:name="T67" style:parent-style-name="Προεπιλεγμένηγραμματοσειρά" style:family="text">
      <style:text-properties fo:language="en" fo:country="US"/>
    </style:style>
    <style:style style:name="P68" style:parent-style-name="Παράγραφοςλίστας" style:list-style-name="LFO1" style:family="paragraph"/>
    <style:style style:name="P69" style:parent-style-name="Παράγραφοςλίστας" style:list-style-name="LFO1" style:family="paragraph"/>
    <style:style style:name="P70" style:parent-style-name="Παράγραφοςλίστας" style:list-style-name="LFO1" style:family="paragraph"/>
    <style:style style:name="P71" style:parent-style-name="Παράγραφοςλίστας" style:list-style-name="LFO1" style:family="paragraph"/>
    <style:style style:name="P72" style:parent-style-name="Παράγραφοςλίστας" style:list-style-name="LFO6" style:family="paragraph"/>
    <style:style style:name="P73" style:parent-style-name="Παράγραφοςλίστας" style:list-style-name="LFO6" style:family="paragraph"/>
    <style:style style:name="T74" style:parent-style-name="Προεπιλεγμένηγραμματοσειρά" style:family="text">
      <style:text-properties fo:language="en" fo:country="US"/>
    </style:style>
    <style:style style:name="P75" style:parent-style-name="Παράγραφοςλίστας" style:list-style-name="LFO6" style:family="paragraph"/>
    <style:style style:name="P76" style:parent-style-name="Παράγραφοςλίστας" style:list-style-name="LFO6" style:family="paragraph"/>
    <style:style style:name="P77" style:parent-style-name="Παράγραφοςλίστας" style:list-style-name="LFO6" style:family="paragraph"/>
    <style:style style:name="T78" style:parent-style-name="Προεπιλεγμένηγραμματοσειρά" style:family="text">
      <style:text-properties fo:language="en" fo:country="US"/>
    </style:style>
    <style:style style:name="T79" style:parent-style-name="Προεπιλεγμένηγραμματοσειρά" style:family="text">
      <style:text-properties fo:language="en" fo:country="US"/>
    </style:style>
    <style:style style:name="P80" style:parent-style-name="Παράγραφοςλίστας" style:family="paragraph">
      <style:paragraph-properties fo:margin-left="1.5in">
        <style:tab-stops/>
      </style:paragraph-properties>
    </style:style>
    <style:style style:name="P81" style:parent-style-name="Παράγραφοςλίστας" style:family="paragraph">
      <style:paragraph-properties fo:margin-left="1.5in">
        <style:tab-stops/>
      </style:paragraph-properties>
    </style:style>
  </office:automatic-styles>
  <office:body>
    <office:text text:use-soft-page-breaks="true">
      <text:p text:style-name="P1">Βασική<text:s/>ροή</text:p>
      <text:p text:style-name="Βασικό">Αρχικά<text:s/>ο<text:s/>χρήστης<text:s/>της<text:s/>εφαρμογής<text:s/>μπορεί<text:s/>να είναι<text:s/>ψαράς,<text:s/>πελάτης<text:s/>ή<text:s/>μάγειρας.</text:p>
      <text:p text:style-name="Βασικό"/>
      <text:list text:style-name="LFO1" text:continue-numbering="true">
        <text:list-item>
          <text:p text:style-name="P2">Για το<text:s/>ρόλ<text:span text:style-name="T3">o</text:span><text:s/>του<text:s/>ψαρά:</text:p>
          <text:list text:continue-numbering="true">
            <text:list-item>
              <text:p text:style-name="P4">Περίπτωση<text:s/>χρήσης<text:s/>1:<text:s/><text:span text:style-name="T5">Catches</text:span><text:s/><text:span text:style-name="T6">Fish</text:span>/<text:s/><text:span text:style-name="T7">Logs</text:span><text:s/><text:span text:style-name="T8">Fish</text:span></text:p>
              <text:list text:continue-numbering="true">
                <text:list-item>
                  <text:p text:style-name="P9">Ο<text:s/>ψαράς<text:s/>επιλέγει<text:s/>το<text:s/>κουμπί<text:s/><text:span text:style-name="T10">catches</text:span><text:s/><text:span text:style-name="T11">fish</text:span>/<text:s/><text:span text:style-name="T12">logs</text:span><text:s/><text:span text:style-name="T13">fish</text:span></text:p>
                </text:list-item>
                <text:list-item>
                  <text:p text:style-name="P14">Με το<text:s/>πάτημα<text:s/>του<text:s/>κουμπιού<text:s/>καταγράφεται<text:s/>η<text:s/>ψαριά<text:s/>του<text:s/>χρήστη<text:s/>(κιλά,<text:s/>μέγεθος, κ.α.)</text:p>
                </text:list-item>
                <text:list-item>
                  <text:p text:style-name="P15">Έπειτα<text:s/>με το<text:s/>πάτημα<text:s/>της<text:s/>προέκτασης<text:s/>του<text:s/>κουμπιού<text:s/><text:span text:style-name="T16">Checks</text:span><text:s/><text:span text:style-name="T17">if</text:span><text:s/><text:span text:style-name="T18">legal</text:span><text:s/>ο<text:s/>ψαράς<text:s/>ελέγχει<text:s/>αν το<text:s/>ψάρι<text:s/>που<text:s/>έπιασε<text:s/>είναι<text:s/>νόμιμο( πχ αν είναι<text:s/>μεγαλύτερο<text:s/>από το<text:s/>επιτρεπτό<text:s/>όριο).</text:p>
                </text:list-item>
              </text:list>
            </text:list-item>
            <text:list-item>
              <text:p text:style-name="P19">Περίπτωση<text:span text:style-name="T20"><text:s/></text:span>χρήσης<text:span text:style-name="T21"><text:s/>2: Searches info for bait</text:span></text:p>
              <text:list text:continue-numbering="true">
                <text:list-item>
                  <text:p text:style-name="P22">Ο<text:s/>ψαράς<text:s/>με το<text:s/>πάτημα<text:s/>αυτού<text:s/>του<text:s/>κουμπιού<text:s/>αναζητεί<text:s/>πληροφορίες<text:s/>για το<text:s/>δόλωμα<text:s/>που θα<text:s/>χρειαστεί<text:s/>για το<text:s/>ψάρεμα<text:s/>του.</text:p>
                </text:list-item>
                <text:list-item>
                  <text:p text:style-name="P23">Μετα το<text:s/>πάτημα<text:s/>του<text:s/>κουμπιού<text:s/>ο<text:s/>χρήστης<text:s/>έχει<text:s/>την<text:s/>επιλογή<text:s/>εμφάνισης<text:s/>της<text:s/>πληροφορίας<text:s/>αλφαβητικά, με<text:s/>βάση<text:s/>το<text:s/>κόστος<text:s/>(αύξουσα<text:s/>σειρά) και με<text:s/>βάση<text:s/>το<text:s/>δόλωμα<text:s/>με την<text:s/>μεγαλύτερη<text:s/>επιτυχία.</text:p>
                </text:list-item>
              </text:list>
            </text:list-item>
            <text:list-item>
              <text:p text:style-name="P24">Περίπτωση<text:s/>χρήσης<text:s/>3:<text:s/><text:span text:style-name="T25">Checks weather</text:span></text:p>
            </text:list-item>
          </text:list>
        </text:list-item>
      </text:list>
      <text:list text:style-name="LFO3" text:continue-numbering="true">
        <text:list-item>
          <text:p text:style-name="P26">Ο<text:s/>χρήστης<text:s/>πατάει<text:s/>το<text:s/>κουμπί</text:p>
        </text:list-item>
        <text:list-item>
          <text:p text:style-name="P27">Με το<text:s/>πάτημα<text:s/>του<text:s/>κουμπιού<text:s/>εμφανίζονται<text:s/>οι<text:s/>τοποθεσίες<text:s/>και ο<text:s/>καιρός<text:s/>κάθε μιας ώστε να είναι<text:s/>ενημερωμένος<text:s text:c="2"/>και να<text:s/>προετοιμαστεί<text:s/>κατάλληλα<text:s/>ο<text:s/>ψαράς<text:s/>για το<text:s/>ψάρεμα.</text:p>
        </text:list-item>
      </text:list>
      <text:list text:style-name="LFO1" text:continue-numbering="true">
        <text:list-item>
          <text:p text:style-name="P28">Για το<text:s/>ρόλο<text:s/>του<text:s/>μάγειρα:</text:p>
          <text:list text:continue-numbering="true">
            <text:list-item>
              <text:p text:style-name="P29">Περίπτωση<text:span text:style-name="T30"><text:s/>1:<text:s/></text:span><text:span text:style-name="T31">Uses recipe to cook</text:span></text:p>
              <text:list text:continue-numbering="true">
                <text:list-item>
                  <text:p text:style-name="P32">Ο<text:s/>χρήστης<text:s/>πατάει<text:s/>το<text:s/>κουμπί<text:s/></text:p>
                </text:list-item>
                <text:list-item>
                  <text:p text:style-name="P33">Με αυτό το<text:s/>κουμπί<text:s/>ο<text:s/>χρήστης<text:s/>θα<text:s/>επιλέξει<text:s/>από την<text:s/>εφαρμογή<text:s/>την<text:s/>συνταγή<text:s/>που<text:s/>επιθυμεί<text:s/>ή αυτή που ζητείται</text:p>
                </text:list-item>
                <text:list-item>
                  <text:p text:style-name="P34">Έπειτα<text:s/>καλείται<text:s/>η<text:s/>περίπτωση<text:s/>χρήσης<text:s/><text:span text:style-name="T35">Places</text:span><text:s/><text:span text:style-name="T36">order</text:span></text:p>
                </text:list-item>
                <text:list-item>
                  <text:p text:style-name="P37">Η<text:s/>περίπτωση<text:s/>χρήσης<text:s/><text:span text:style-name="T38">Places</text:span><text:s/><text:span text:style-name="T39">order</text:span><text:s/>εκτελείται<text:s/>με<text:s/>βάση<text:s/>την<text:s/>περίπτωση<text:s/>χρήσης<text:s/><text:span text:style-name="T40">Order</text:span><text:s/><text:span text:style-name="T41">food</text:span><text:s/>του<text:s/>ρόλου<text:s/>πελάτη<text:s/>δηλαδή<text:s/>με<text:s/>βάση<text:s/>την<text:s/>παραγγελία<text:s/>που<text:s/>έχει<text:s/>γίνει.</text:p>
                </text:list-item>
              </text:list>
            </text:list-item>
          </text:list>
        </text:list-item>
        <text:list-item>
          <text:p text:style-name="P42">Για το<text:s/>ρόλο<text:s/>του<text:s/><text:span text:style-name="T43">rest</text:span><text:s/><text:span text:style-name="T44">Customer</text:span></text:p>
          <text:list text:continue-numbering="true">
            <text:list-item>
              <text:p text:style-name="P45">Περίπτωση<text:s/>χρήσης<text:s/>1:<text:s/><text:span text:style-name="T46">Order food</text:span></text:p>
              <text:list text:continue-numbering="true">
                <text:list-item>
                  <text:p text:style-name="P47">Ο<text:s/>χρήστης<text:s/>πατάει<text:s/>το<text:s/>κουμπί<text:s/><text:span text:style-name="T48">order</text:span><text:s/><text:span text:style-name="T49">food</text:span></text:p>
                </text:list-item>
                <text:list-item>
                  <text:p text:style-name="P50">Με το<text:s/>πάτημα<text:s/>του<text:s/>κουμπιού<text:s/>εμφανίζονται<text:s/>στον<text:s/>χρήστη<text:s/>οι<text:s/>επιλογές<text:s/>γευμάτων<text:s/>που<text:s/>προέρχονται<text:s/>από την<text:s/>εφαρμογή</text:p>
                </text:list-item>
                <text:list-item>
                  <text:p text:style-name="P51">Έπειτα<text:s/>ζητείται<text:s/>από τον<text:s/>χρήστη<text:s/>αν<text:s/>θέλει<text:s/>να<text:s/>πραγματοποιήσει<text:s/>την<text:s/>παραγγελία<text:s/>ή να την<text:s/>ακυρώσει</text:p>
                </text:list-item>
                <text:list-item>
                  <text:p text:style-name="P52">Για<text:s/>πραγματοποίηση<text:s/>της<text:s/>παραγγελίας<text:s/>καλείται<text:s/>η<text:s/>περίπτωση<text:s/>χρήσης<text:s/><text:span text:style-name="T53">place</text:span><text:s/><text:span text:style-name="T54">order</text:span></text:p>
                </text:list-item>
                <text:list-item>
                  <text:p text:style-name="P55">Για<text:s/>ακύρωση<text:s/>της<text:s/>παραγγελίας<text:s/>καλείται<text:s/>η<text:s/>περίπτωση<text:s/>χρήσης<text:s/><text:span text:style-name="T56">cancel</text:span><text:s/><text:span text:style-name="T57">order</text:span></text:p>
                </text:list-item>
              </text:list>
            </text:list-item>
            <text:list-item>
              <text:p text:style-name="P58">Περίπτωση<text:s/>χρήσης<text:s/>2:<text:s/><text:span text:style-name="T59">Rates food</text:span></text:p>
              <text:list text:continue-numbering="true">
                <text:list-item>
                  <text:p text:style-name="P60">Ο<text:s/>χρήστης<text:s/>πατάει<text:s/>το<text:s/>κουμπί</text:p>
                </text:list-item>
                <text:list-item>
                  <text:p text:style-name="P61">Με το<text:s/>πάτημα<text:s/>του<text:s/>κουμπιού<text:s/>δίνεται<text:s/>η<text:s/>δυνατότητα<text:s/>αξιολόγησης<text:s/>του<text:s/>πιάτου<text:s/>στον<text:s/>χρήστη</text:p>
                </text:list-item>
                <text:list-item>
                  <text:p text:style-name="P62">Η<text:s/>αξιολόγηση<text:s/>αυτή<text:s/>έχει<text:s/>κλίμακα<text:s/>από 1<text:s/>έως<text:s/>3<text:s/>αστέρια</text:p>
                </text:list-item>
                <text:list-item>
                  <text:p text:style-name="P63">Για<text:s/>βαθμολόγηση<text:s/>1<text:s/>αστεριού<text:s/>καλείται<text:s/>η<text:s/>περίπτωση<text:s/>χρήσης<text:s/>1<text:s/><text:span text:style-name="T64">star</text:span><text:s/><text:span text:style-name="T65">review</text:span><text:s/>και<text:s/>για 2<text:s/>αστέρια<text:s/>και 3<text:s/>αστέρια<text:s/>η<text:s/>αντίστοιχη<text:s/>περίπτωση<text:s/>χρήσης</text:p>
                </text:list-item>
              </text:list>
            </text:list-item>
            <text:list-item>
              <text:p text:style-name="P66">Περίπτωση<text:s/>χρήσης<text:s/>3:<text:s/><text:span text:style-name="T67">Searches food</text:span></text:p>
              <text:list text:continue-numbering="true">
                <text:list-item>
                  <text:p text:style-name="P68">Ο<text:s/>χρήστης<text:s/>πατάει<text:s/>το<text:s/>κουμπί</text:p>
                </text:list-item>
                <text:list-item>
                  <text:p text:style-name="P69">Με το<text:s/>πάτημα<text:s/>του<text:s/>κουμπιού<text:s/>αυτού<text:s/>εμφανίζεται<text:s/>στον<text:s/>χρήστη<text:s/>μια<text:s/>λίστα<text:s/>φαγητών<text:s/>από τα<text:s/>οποία<text:s/>μπορεί<text:s/>να<text:s/>επιλέξει<text:s/>ποιο θα είναι το<text:s/>γεύμα<text:s/>του</text:p>
                </text:list-item>
                <text:list-item>
                  <text:p text:style-name="P70">Η<text:s/>επιλογή<text:s/>αυτή<text:s/>μπορεί<text:s/>να<text:s/>γίνει<text:s/>ταξινομημένη<text:s/>με<text:s/>βάση<text:s/>την<text:s/>αξιολόγηση<text:s/>του<text:s/>πιάτου<text:s/>, το<text:s/>κόστος<text:s/>του (αύξουσα<text:s/>σειρά) ή<text:s/>αλφαβητικά<text:s/>με<text:s/>βάση<text:s/>το<text:s/>όνομα<text:s/>του</text:p>
                </text:list-item>
                <text:list-item>
                  <text:p text:style-name="P71">Για κάθε μια<text:s/>περίπτωση<text:s/>ταξινόμησης<text:s/>καλείται<text:s/>και η<text:s/>αντίστοιχη<text:s/>περίπτωση<text:s/>χρήσης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72">Για το<text:s/>ρόλο<text:s/>του<text:s/>πωλητή</text:p>
          <text:list text:continue-numbering="true">
            <text:list-item>
              <text:p text:style-name="P73">Περίπτωση<text:s/>χρήσης:<text:s/><text:span text:style-name="T74">Sells fish</text:span></text:p>
              <text:list text:continue-numbering="true">
                <text:list-item>
                  <text:p text:style-name="P75">Ο<text:s/>χρήστης<text:s/>πατάει<text:s/>το<text:s/>κουμπί</text:p>
                </text:list-item>
                <text:list-item>
                  <text:p text:style-name="P76">Με το<text:s/>πάτημα<text:s/>του<text:s/>κουμπιού<text:s/>ο<text:s/>χρήστης<text:s/>έχει<text:s/>την<text:s/>δυνατότητα<text:s/>πώλησης<text:s/>του<text:s/>ψαριού<text:s/>ή των<text:s/>ψαριών<text:s/>που<text:s/>διαθέτει<text:s/>αφού<text:s/>πρώτα<text:s/>όμως<text:s/>δώσει<text:s/>τιμές<text:s/>στα<text:s/>ψάρια<text:s/>που<text:s/>πρόκειται<text:s/>να<text:s/>πουλήσει</text:p>
                </text:list-item>
                <text:list-item>
                  <text:p text:style-name="P77">Για την<text:s/>τοποθέτηση<text:s/>της<text:s/>τιμής<text:s/>στα<text:s/>ψάρια<text:s/>που θα<text:s/>πουληθούν<text:s/>καλείται<text:s/>η<text:s/>περίπτωση<text:s/>χρήσης<text:s/><text:span text:style-name="T78">puts</text:span><text:s/><text:span text:style-name="T79">price</text:span></text:p>
                </text:list-item>
              </text:list>
            </text:list-item>
          </text:list>
        </text:list-item>
      </text:list>
      <text:p text:style-name="Βασικό"/>
      <text:p text:style-name="Βασικό"/>
      <text:p text:style-name="Βασικό"/>
      <text:p text:style-name="P80"/>
      <text:p text:style-name="P81"/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mpros Koutsavitis</meta:initial-creator>
    <dc:creator>Lampros Koutsavitis</dc:creator>
    <meta:creation-date>2025-03-28T07:07:00Z</meta:creation-date>
    <dc:date>2025-03-28T08:15:00Z</dc:date>
    <meta:template xlink:href="Normal.dotm" xlink:type="simple"/>
    <meta:editing-cycles>1</meta:editing-cycles>
    <meta:editing-duration>PT4080S</meta:editing-duration>
    <meta:document-statistic meta:page-count="3" meta:paragraph-count="5" meta:word-count="453" meta:character-count="2897" meta:row-count="20" meta:non-whitespace-character-count="2449"/>
  </office:meta>
</office:document-meta>
</file>